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office:forms form:automatic-focus="false" form:apply-design-mode="false"/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0:.AH40]);2);16)" office:value-type="string" office:string-value="3FFFFF" calcext:value-type="string">
            <text:p>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1:.AH41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3:.AH43]);2);16)" office:value-type="string" office:string-value="3FFFFF" calcext:value-type="string">
            <text:p>3FFFFF</text:p>
          </table:table-cell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office:forms form:automatic-focus="false" form:apply-design-mode="false"/>
        <table:table-column table:style-name="co18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9" table:default-cell-style-name="ce77"/>
        <table:table-column table:style-name="co3" table:number-columns-repeated="2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Item</text:p>
          </table:table-cell>
          <table:covered-table-cell table:style-name="ce76"/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2:13:20.868824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2-06-16T02:35:42.747711910</dc:date>
    <meta:editing-duration>P4DT18H59M2S</meta:editing-duration>
    <meta:editing-cycles>241</meta:editing-cycles>
    <meta:generator>LibreOffice/7.0.4.2$Linux_X86_64 LibreOffice_project/00$Build-2</meta:generator>
    <meta:print-date>2021-07-24T04:13:00.739279660</meta:print-date>
    <meta:document-statistic meta:table-count="8" meta:cell-count="4496" meta:object-count="0"/>
  </office:meta>
</office:document-meta>
</file>